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2096" officeooo:paragraph-rsid="00082096"/>
    </style:style>
    <style:style style:name="P2" style:family="paragraph" style:parent-style-name="Preformatted_20_Text">
      <style:text-properties officeooo:rsid="00077750" officeooo:paragraph-rsid="00077750"/>
    </style:style>
    <style:style style:name="P3" style:family="paragraph" style:parent-style-name="Preformatted_20_Text">
      <style:text-properties officeooo:rsid="00077750" officeooo:paragraph-rsid="00082096"/>
    </style:style>
    <style:style style:name="P4" style:family="paragraph" style:parent-style-name="Preformatted_20_Text">
      <style:text-properties fo:font-weight="bold" officeooo:rsid="00077750" officeooo:paragraph-rsid="00077750" style:font-weight-asian="bold" style:font-weight-complex="bold"/>
    </style:style>
    <style:style style:name="P5" style:family="paragraph" style:parent-style-name="Preformatted_20_Text">
      <style:text-properties style:text-underline-style="none" fo:font-weight="normal" officeooo:rsid="00077750" officeooo:paragraph-rsid="00077750" style:font-weight-asian="normal" style:font-weight-complex="normal"/>
    </style:style>
    <style:style style:name="P6" style:family="paragraph" style:parent-style-name="Preformatted_20_Text">
      <style:text-properties style:text-underline-style="none" fo:font-weight="normal" officeooo:rsid="00077750" officeooo:paragraph-rsid="00082096" style:font-weight-asian="normal" style:font-weight-complex="normal"/>
    </style:style>
    <style:style style:name="P7" style:family="paragraph" style:parent-style-name="Preformatted_20_Text">
      <style:text-properties style:text-underline-style="none" fo:font-weight="normal" officeooo:rsid="00082096" officeooo:paragraph-rsid="00082096" style:font-weight-asian="normal" style:font-weight-complex="normal"/>
    </style:style>
    <style:style style:name="P8" style:family="paragraph" style:parent-style-name="Preformatted_20_Text">
      <style:text-properties style:text-underline-style="none" fo:font-weight="normal" officeooo:rsid="00089baa" officeooo:paragraph-rsid="00089baa" style:font-weight-asian="normal" style:font-weight-complex="normal"/>
    </style:style>
    <style:style style:name="P9" style:family="paragraph" style:parent-style-name="Preformatted_20_Text">
      <style:text-properties officeooo:rsid="00082096" officeooo:paragraph-rsid="00082096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082096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0820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tab/><text:tab/><text:tab/><text:tab/><text:tab/>introduction</text:p>
      <text:p text:style-name="P2"><text:span text:style-name="T1">This app is us</text:span>ed for managing rental properties. It makes it convenient for Tenants to be able to access your property on line and make</text:p>
      <text:p text:style-name="P2">bookings. This saves time to avoid future tenants from walking around estates to physically find places to rent also there is a ranking mechanism which ranks the places through security, water availability and comments.</text:p>
      <text:p text:style-name="P2">Houses are uploaded by caretakers or managers. They must include at least two photos,cell contact and location.</text:p>
      <text:p text:style-name="P2">Future features such as us of Google Maps aren't yet implemented.</text:p>
      <text:p text:style-name="P2"><text:s/><text:tab/><text:tab/><text:tab/><text:tab/><text:tab/><text:span text:style-name="T4">technicality</text:span></text:p>
      <text:p text:style-name="P2">This web-app is written in <text:span text:style-name="T6">pure </text:span>Python and Python popular web-framework Django.</text:p>
      <text:p text:style-name="P2"><text:span text:style-name="T2">Requirements:</text:span></text:p>
      <text:p text:style-name="P2"><text:tab/>Python 2.7 or higher</text:p>
      <text:p text:style-name="P2"><text:tab/>Django 1.8 or higher</text:p>
      <text:p text:style-name="P2"><text:tab/>Mysql 5.5.4 or higher</text:p>
      <text:p text:style-name="P2"><text:tab/><text:span text:style-name="T6">Apache web server 2.2 or higher</text:span></text:p>
      <text:p text:style-name="P2"><text:tab/>Most preferably a Linux machine <text:span text:style-name="T6">ie</text:span> Ubuntu 14.04</text:p>
      <text:p text:style-name="P2"><text:tab/></text:p>
      <text:p text:style-name="P2">log in to 127.0.0.1:8000/admin and</text:p>
      <text:p text:style-name="P2">create to groups of users:</text:p>
      <text:p text:style-name="P2"><text:tab/>i)caretakers who have permissions to add remove delete plots and houses</text:p>
      <text:p text:style-name="P2"><text:tab/>ii)tenant group who have permissions to book and comment</text:p>
      <text:p text:style-name="P2">in searching our houses and plots will be using a third-party extension Solr Apache with python binding haystack.</text:p>
      <text:p text:style-name="P2">requirements:</text:p>
      <text:p text:style-name="P2">Java Runtime Environment version 1.7 or higher you can download it from <text:span text:style-name="T5">http://www.oracle.com/technetwork/java/javase/downloads/index.html</text:span> .</text:p>
      <text:p text:style-name="P2">Solr version 4.10.4 or get it from <text:span text:style-name="T5">http://archive.apache.org/dist/lucene/solr/</text:span></text:p>
      <text:p text:style-name="P2">django haystack through pip install django-haystack==2.4.0</text:p>
      <text:p text:style-name="P2"></text:p>
      <text:p text:style-name="P2"><text:tab/><text:tab/><text:tab/><text:tab/><text:span text:style-name="T3">web-app basics</text:span></text:p>
      <text:p text:style-name="P5">Users register through two registration forms tenant registration and caretaker/manager registrations this automatically join them to their relevant groups and creates a profile for the user.</text:p>
      <text:p text:style-name="P5">Once a caretaker/manager registers he/she adds a plot/estate to our portal as all houses must belong to an estate/<text:span text:style-name="T6">plot. Then</text:span> he/she adds house through a house description <text:span text:style-name="T6">form. Then waits for an email notifying him/her about bookings where he/she can approve or ignore.</text:span></text:p>
      <text:p text:style-name="P7">The normal user account(tenant) one views all listed houses and can book houses and add comments. Once a booking is approved by the caretaker all other bookings are invalidated.</text:p>
      <text:p text:style-name="P7">Each user has a profile which contains useful information such as contacts,occupation and date of birth.</text:p>
      <text:p text:style-name="P7"/>
      <text:p text:style-name="P7"><text:tab/><text:tab/><text:tab/><text:tab/><text:span text:style-name="T3">Useful commands</text:span></text:p>
      <text:p text:style-name="P1">python manage.py runserver.</text:p>
      <text:p text:style-name="P1"><text:tab/>Runs the django server on top of your web-server.</text:p>
      <text:p text:style-name="P3">python manage.py makemigrations &amp;&amp; migrate.</text:p>
      <text:p text:style-name="P3"><text:span text:style-name="T6"><text:tab/>performs database interactions</text:span></text:p>
      <text:p text:style-name="P9">python manage.py shell.</text:p>
      <text:p text:style-name="P9"><text:tab/>Provides a shell API for interaction and testing</text:p>
      <text:p text:style-name="P3">python manage.py build_solr_schema.</text:p>
      <text:p text:style-name="P3"><text:tab/><text:span text:style-name="T6">Provides xml code to be</text:span> inputed in schema.x<text:span text:style-name="T6">m</text:span>l <text:span text:style-name="T6">in the core configurations</text:span></text:p>
      <text:p text:style-name="P3">python manage.py rebuild_index</text:p>
      <text:p text:style-name="P3"><text:tab/> <text:span text:style-name="T6">indexes </text:span><text:s/>your models <text:span text:style-name="T6">to be serchable.</text:span></text:p>
      <text:p text:style-name="P6">python manage.py update_index</text:p>
      <text:p text:style-name="P6"><text:tab/> update after adding new items<text:tab/></text:p>
      <text:p text:style-name="P8"/>
      <text:p text:style-name="P8">Note all this commands are run from the root project folder of the applic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02T07:32:23.528352743</dc:date>
    <meta:document-statistic meta:table-count="0" meta:image-count="0" meta:object-count="0" meta:page-count="1" meta:paragraph-count="43" meta:word-count="401" meta:character-count="2736" meta:non-whitespace-character-count="2315"/>
    <meta:generator>LibreOffice/4.2.8.2$Linux_X86_64 LibreOffice_project/420m0$Build-2</meta:generator>
  </office:meta>
</office:document-meta>
</file>